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4100000284A3C1BFB84FCB4B82.png" manifest:media-type="image/png"/>
  <manifest:file-entry manifest:full-path="Pictures/10000201000006C9000002848C97FB9B6C718C5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338" officeooo:paragraph-rsid="000ac33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2.5673in" draw:z-index="0"><draw:image xlink:href="Pictures/10000201000006C9000002848C97FB9B6C718C56.png" xlink:type="simple" xlink:show="embed" xlink:actuate="onLoad" loext:mime-type="image/png"/></draw:frame></text:p>
      <text:p text:style-name="P1">Above: problem 5 waveform.</text:p>
      <text:p text:style-name="P1"/>
      <text:p text:style-name="P1"><draw:frame draw:style-name="fr1" draw:name="Image2" text:anchor-type="paragraph" svg:width="6.9252in" svg:height="2.4016in" draw:z-index="1"><draw:image xlink:href="Pictures/100002010000074100000284A3C1BFB84FCB4B82.png" xlink:type="simple" xlink:show="embed" xlink:actuate="onLoad" loext:mime-type="image/png"/></draw:frame></text:p>
      <text:p text:style-name="P1">Above: problem 6 wave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7:04:16.157753113</meta:creation-date>
    <dc:date>2019-10-04T17:05:11.808389651</dc:date>
    <meta:editing-duration>PT56S</meta:editing-duration>
    <meta:editing-cycles>1</meta:editing-cycles>
    <meta:document-statistic meta:table-count="0" meta:image-count="2" meta:object-count="0" meta:page-count="1" meta:paragraph-count="2" meta:word-count="8" meta:character-count="52" meta:non-whitespace-character-count="46"/>
    <meta:generator>LibreOffice/6.2.7.1$Linux_X86_64 LibreOffice_project/20$Build-1</meta:generator>
  </office:meta>
</office:document-meta>
</file>